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2.29cm" fo:min-width="5.21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54cm" svg:x="2.651cm" svg:y="1.508cm">
          <text:p text:style-name="P1">Develop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508cm" svg:y1="4.048cm" svg:x2="5.508cm" svg:y2="6.842cm" draw:start-shape="id1" draw:end-shape="id2" draw:end-glue-point="0" svg:d="M5508 4048v2794" svg:viewBox="0 0 1 2795">
          <text:p/>
        </draw:connector>
        <draw:frame draw:style-name="gr3" draw:text-style-name="P3" draw:layer="layout" svg:width="5.207cm" svg:height="1.8cm" svg:x="6.08cm" svg:y="4.302cm">
          <draw:text-box>
            <text:p>Push commits in the SCM system</text:p>
          </draw:text-box>
        </draw:frame>
        <draw:frame draw:style-name="gr4" draw:text-style-name="P3" draw:layer="layout" svg:width="0.762cm" svg:height="1.016cm" svg:x="4.429cm" svg:y="4.302cm">
          <draw:text-box>
            <text:p>1</text:p>
          </draw:text-box>
        </draw:frame>
        <draw:custom-shape draw:style-name="gr1" draw:text-style-name="P2" xml:id="id2" draw:id="id2" draw:layer="layout" svg:width="5.715cm" svg:height="2.54cm" svg:x="2.651cm" svg:y="6.842cm">
          <text:p text:style-name="P1">Gogs SCM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2.54cm" svg:x="14.843cm" svg:y="5.064cm">
          <text:p text:style-name="P1">Jenkins CI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8.112cm" svg:x2="14.843cm" svg:y2="6.334cm" draw:start-shape="id2" draw:start-glue-point="1" draw:end-shape="id3" draw:end-glue-point="3" svg:d="M8366 8112l6477-1778" svg:viewBox="0 0 6478 1779">
          <text:p/>
        </draw:connector>
        <draw:frame draw:style-name="gr5" draw:text-style-name="P3" draw:layer="layout" svg:width="5.207cm" svg:height="1.27cm" svg:x="10.271cm" svg:y="7.604cm">
          <draw:text-box>
            <text:p>Triggers the pull</text:p>
          </draw:text-box>
        </draw:frame>
        <draw:connector draw:style-name="gr2" draw:text-style-name="P1" draw:layer="layout" draw:type="curve" svg:x1="17.7cm" svg:y1="7.604cm" svg:x2="5.508cm" svg:y2="9.382cm" draw:start-shape="id3" draw:start-glue-point="2" draw:end-shape="id2" draw:end-glue-point="2" svg:d="M17700 7604c0 3418-12192 2529-12192 1778" svg:viewBox="0 0 12193 2472">
          <text:p/>
        </draw:connector>
        <draw:frame draw:style-name="gr6" draw:text-style-name="P3" draw:layer="layout" svg:width="7.493cm" svg:height="2.384cm" svg:x="17.129cm" svg:y="9.128cm">
          <draw:text-box>
            <text:p>Pull the commits and check for changes in tracked branches</text:p>
          </draw:text-box>
        </draw:frame>
        <draw:frame draw:style-name="gr4" draw:text-style-name="P3" draw:layer="layout" svg:width="0.762cm" svg:height="1.016cm" svg:x="8.366cm" svg:y="6.842cm">
          <draw:text-box>
            <text:p>2</text:p>
          </draw:text-box>
        </draw:frame>
        <draw:frame draw:style-name="gr4" draw:text-style-name="P3" draw:layer="layout" svg:width="0.762cm" svg:height="1.016cm" svg:x="18.018cm" svg:y="7.73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856cm" fo:margin-right="4.089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1T16:41:42.998728675</meta:creation-date>
    <dc:date>2015-07-31T18:33:23.486654649</dc:date>
    <meta:editing-duration>PT34M40S</meta:editing-duration>
    <meta:editing-cycles>6</meta:editing-cycles>
    <meta:generator>LibreOffice/4.4.4.3$Linux_X86_64 LibreOffice_project/40m0$Build-3</meta:generator>
    <meta:document-statistic meta:object-count="12"/>
  </office:meta>
</office:document-meta>
</file>